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3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4" style:family="paragraph"/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5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5" style:family="paragraph"/>
    <style:style style:name="P60" style:parent-style-name="Normal" style:list-style-name="LFO5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6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6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7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7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8" style:family="paragraph"/>
    <style:style style:name="P86" style:parent-style-name="Normal" style:list-style-name="LFO8" style:family="paragraph"/>
    <style:style style:name="P87" style:parent-style-name="Normal" style:list-style-name="LFO8" style:family="paragraph"/>
    <style:style style:name="P88" style:parent-style-name="Normal" style:list-style-name="LFO8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9" style:family="paragraph"/>
    <style:style style:name="P91" style:parent-style-name="Normal" style:list-style-name="LFO9" style:family="paragraph"/>
    <style:style style:name="T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10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10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10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list-style-name="LFO11" style:family="paragraph"/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1" style:family="paragraph"/>
    <style:style style:name="P118" style:parent-style-name="Normal" style:list-style-name="LFO11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list-style-name="LFO11" style:family="paragraph"/>
    <style:style style:name="P122" style:parent-style-name="Normal" style:list-style-name="LFO11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11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11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11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list-style-name="LFO11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11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11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11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11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11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list-style-name="LFO11" style:family="paragraph"/>
    <style:style style:name="P143" style:parent-style-name="Normal" style:list-style-name="LFO11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11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11" style:family="paragraph"/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list-style-name="LFO11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list-style-name="LFO11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list-style-name="LFO11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11" style:family="paragraph"/>
    <style:style style:name="T156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OBSERVABILITY STACK</text:p>
      <text:p text:style-name="Normal">Perfect — let’s map out the<text:s/><text:span text:style-name="T2">full flow for building an observability stack</text:span>. I’ll keep it production-focused and language-agnostic so you can apply it to Kubernetes or cloud-native apps.</text:p>
      <text:p text:style-name="Normal">Think of it as<text:s/><text:span text:style-name="T3">five stages</text:span><text:s/>from data generation to visualization.</text:p>
      <text:p text:style-name="Normal"><draw:custom-shape svg:x="0in" svg:y="0in" svg:width="45.51042in" svg:height="0.00139in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">1</text:span><text:span text:style-name="T5">️</text:span><text:span text:style-name="T6">⃣</text:span><text:span text:style-name="T7"><text:s/>Instrumentation / Data Generation (Apps &amp; System)</text:span></text:p>
      <text:p text:style-name="Normal"><text:span text:style-name="T8">Goal:</text:span><text:s/>Generate observability data from your applications and infrastructure.</text:p>
      <text:p text:style-name="Normal"><text:span text:style-name="T9">Data types:</text:span></text:p>
      <text:list text:style-name="LFO1" text:continue-numbering="true">
        <text:list-item>
          <text:p text:style-name="P10"><text:span text:style-name="T11">Metrics:</text:span><text:s/>request rates, latencies, errors (RED metrics), CPU/memory usage</text:p>
        </text:list-item>
        <text:list-item>
          <text:p text:style-name="P12"><text:span text:style-name="T13">Traces:</text:span><text:s/>distributed spans for service calls, DB queries, external APIs</text:p>
        </text:list-item>
        <text:list-item>
          <text:p text:style-name="P14"><text:span text:style-name="T15">Logs:</text:span><text:s/>structured logs for errors, events, business info</text:p>
        </text:list-item>
        <text:list-item>
          <text:p text:style-name="P16"><text:span text:style-name="T17">Optional:</text:span><text:s/>network flows, DB calls, kernel metrics via<text:s/><text:span text:style-name="T18">eBPF</text:span></text:p>
        </text:list-item>
      </text:list>
      <text:p text:style-name="Normal"><text:span text:style-name="T19">Tools:</text:span></text:p>
      <text:list text:style-name="LFO2" text:continue-numbering="true">
        <text:list-item>
          <text:p text:style-name="P20">OpenTelemetry SDKs (Python, Go, Java, Node.js, etc.)</text:p>
        </text:list-item>
        <text:list-item>
          <text:p text:style-name="P21">Prometheus client libraries</text:p>
        </text:list-item>
        <text:list-item>
          <text:p text:style-name="P22">Structured logging libraries</text:p>
        </text:list-item>
        <text:list-item>
          <text:p text:style-name="P23">Node-exporter, kube-state-metrics (for system metrics)</text:p>
        </text:list-item>
        <text:list-item>
          <text:p text:style-name="P24">eBPF agents (Pixie, Grafana Beyla, Cilium)</text:p>
        </text:list-item>
      </text:list>
      <text:p text:style-name="Normal"><text:span text:style-name="T25">Output:</text:span><text:s/>Telemetry in<text:s/><text:span text:style-name="T26">OTLP, Prometheus, Jaeger/Zipkin formats</text:span>.</text:p>
      <text:p text:style-name="Normal"><draw:custom-shape svg:x="0in" svg:y="0in" svg:width="45.51042in" svg:height="0.00139in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">2</text:span><text:span text:style-name="T28">️</text:span><text:span text:style-name="T29">⃣</text:span><text:span text:style-name="T30"><text:s/>Collector / Aggregation Layer</text:span></text:p>
      <text:p text:style-name="Normal"><text:span text:style-name="T31">Goal:</text:span><text:s/>Receive telemetry from apps and system components, process it, and export it to the backend.</text:p>
      <text:p text:style-name="Normal"><text:span text:style-name="T32">Functions:</text:span></text:p>
      <text:list text:style-name="LFO3" text:continue-numbering="true">
        <text:list-item>
          <text:p text:style-name="P33">Receives<text:s/><text:span text:style-name="T34">metrics, traces, logs</text:span><text:s/>(OTLP or Prometheus scrape)</text:p>
        </text:list-item>
        <text:list-item>
          <text:p text:style-name="P35">Processes:</text:p>
          <text:list text:continue-numbering="true">
            <text:list-item>
              <text:p text:style-name="P36"><text:span text:style-name="T37">Batching</text:span><text:s/>for efficiency</text:p>
            </text:list-item>
            <text:list-item>
              <text:p text:style-name="P38"><text:span text:style-name="T39">Sampling</text:span><text:s/>for high-volume traces</text:p>
            </text:list-item>
            <text:list-item>
              <text:p text:style-name="P40"><text:span text:style-name="T41">Filtering /<text:s/></text:span><text:span text:style-name="T42">enrichment</text:span><text:s/>of telemetry</text:p>
            </text:list-item>
          </text:list>
        </text:list-item>
        <text:list-item>
          <text:p text:style-name="P43">Exports to<text:s/><text:span text:style-name="T44">OpenObserve</text:span><text:s/>(or other backend storage)</text:p>
        </text:list-item>
      </text:list>
      <text:p text:style-name="Normal"><text:span text:style-name="T45">Tools:</text:span></text:p>
      <text:list text:style-name="LFO4" text:continue-numbering="true">
        <text:list-item>
          <text:p text:style-name="P46"><text:span text:style-name="T47">OpenTelemetry Collector</text:span><text:s/>(standard choice)</text:p>
        </text:list-item>
        <text:list-item>
          <text:p text:style-name="P48">Prometheus server (for scraping metrics)</text:p>
        </text:list-item>
        <text:list-item>
          <text:p text:style-name="P49">Optional eBPF agent exporters sending OTLP</text:p>
        </text:list-item>
      </text:list>
      <text:p text:style-name="Normal"><text:span text:style-name="T50">Output:</text:span><text:s/>Cleaned, batched telemetry ready for storage.</text:p>
      <text:p text:style-name="Normal"><draw:custom-shape svg:x="0in" svg:y="0in" svg:width="45.51042in" svg:height="0.00139in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3</text:span><text:span text:style-name="T52">️</text:span><text:span text:style-name="T53">⃣</text:span><text:span text:style-name="T54"><text:s/>Storage / Backend Layer</text:span></text:p>
      <text:p text:style-name="Normal"><text:span text:style-name="T55">Goal:</text:span><text:s/>Store all observability data for querying and analysis.</text:p>
      <text:p text:style-name="Normal"><text:span text:style-name="T56">Functions:</text:span></text:p>
      <text:list text:style-name="LFO5" text:continue-numbering="true">
        <text:list-item>
          <text:p text:style-name="P57">Efficiently store<text:s/><text:span text:style-name="T58">metrics, logs, traces</text:span></text:p>
        </text:list-item>
        <text:list-item>
          <text:p text:style-name="P59">Enable querying and analytics</text:p>
        </text:list-item>
        <text:list-item>
          <text:p text:style-name="P60">Support retention policies for production</text:p>
        </text:list-item>
      </text:list>
      <text:p text:style-name="Normal"><text:span text:style-name="T61">Tools:</text:span></text:p>
      <text:list text:style-name="LFO6" text:continue-numbering="true">
        <text:list-item>
          <text:p text:style-name="P62"><text:span text:style-name="T63">OpenObserve Backend</text:span><text:s/>(primary)</text:p>
        </text:list-item>
        <text:list-item>
          <text:p text:style-name="P64">Optional storage: ClickHouse, S3, Postgres for long-term retention</text:p>
        </text:list-item>
      </text:list>
      <text:p text:style-name="Normal"><text:span text:style-name="T65">Output:</text:span><text:s/>Indexed and queryable telemetry data.</text:p>
      <text:p text:style-name="Normal"><draw:custom-shape svg:x="0in" svg:y="0in" svg:width="45.51042in" svg:height="0.00139in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6">4</text:span><text:span text:style-name="T67">️</text:span><text:span text:style-name="T68">⃣</text:span><text:span text:style-name="T69"><text:s/>Visualization / Analysis Layer</text:span></text:p>
      <text:p text:style-name="Normal"><text:span text:style-name="T70">Goal:</text:span><text:s/>Make sense of the telemetry with dashboards, trace explorers, and alerts.</text:p>
      <text:p text:style-name="Normal"><text:span text:style-name="T71">Components:</text:span></text:p>
      <text:list text:style-name="LFO7" text:continue-numbering="true">
        <text:list-item>
          <text:p text:style-name="P72"><text:span text:style-name="T73">OpenObserve UI</text:span>: explore logs, metrics, traces</text:p>
        </text:list-item>
        <text:list-item>
          <text:p text:style-name="P74"><text:span text:style-name="T75">Grafana</text:span><text:s/>(optional): dashboards and visualizations</text:p>
        </text:list-item>
        <text:list-item>
          <text:p text:style-name="P76"><text:span text:style-name="T77">Service graph / topology view</text:span><text:s/>(for microservices)</text:p>
        </text:list-item>
      </text:list>
      <text:p text:style-name="Normal"><text:span text:style-name="T78">Outcome:</text:span><text:s/>Ability to detect issues, understand performance, and monitor SLAs.</text:p>
      <text:p text:style-name="Normal"><draw:custom-shape svg:x="0in" svg:y="0in" svg:width="45.51042in" svg:height="0.00139in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9">5</text:span><text:span text:style-name="T80">️</text:span><text:span text:style-name="T81">⃣</text:span><text:span text:style-name="T82"><text:s/>Alerting / Observability Enhancements</text:span></text:p>
      <text:p text:style-name="Normal"><text:span text:style-name="T83">Goal:</text:span><text:s/>Production readiness — proactive monitoring and actionable insights.</text:p>
      <text:p text:style-name="Normal"><text:span text:style-name="T84">Functions:</text:span></text:p>
      <text:list text:style-name="LFO8" text:continue-numbering="true">
        <text:list-item>
          <text:p text:style-name="P85">Alerting rules for thresholds on metrics or error rates</text:p>
        </text:list-item>
        <text:list-item>
          <text:p text:style-name="P86">Slack, email, or PagerDuty notifications</text:p>
        </text:list-item>
        <text:list-item>
          <text:p text:style-name="P87">Sampling and rate-limiting to avoid overload</text:p>
        </text:list-item>
        <text:list-item>
          <text:p text:style-name="P88">Multi-cluster or multi-zone visibility</text:p>
        </text:list-item>
      </text:list>
      <text:p text:style-name="Normal"><text:span text:style-name="T89">Tools:</text:span></text:p>
      <text:list text:style-name="LFO9" text:continue-numbering="true">
        <text:list-item>
          <text:p text:style-name="P90">OpenObserve alerting (native)</text:p>
        </text:list-item>
        <text:list-item>
          <text:p text:style-name="P91">Prometheus Alertmanager (if using Prometheus metrics)</text:p>
        </text:list-item>
      </text:list>
      <text:p text:style-name="Normal"><draw:custom-shape svg:x="0in" svg:y="0in" svg:width="45.51042in" svg:height="0.00139in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2">📌</text:span><text:span text:style-name="T93"><text:s/>Flow Diagram (Conceptual)</text:span></text:p>
      <text:p text:style-name="Normal">[Applications + eBPF/SDKs]<text:s/></text:p>
      <text:p text:style-name="Normal"><text:s text:c="9"/>│</text:p>
      <text:p text:style-name="Normal"><text:s text:c="9"/><text:span text:style-name="T94">▼</text:span></text:p>
      <text:p text:style-name="Normal">[OTel Collector / Aggregator] <text:s/>←<text:s/>Receives OTLP, Prometheus metrics, logs</text:p>
      <text:p text:style-name="Normal"><text:s text:c="9"/>│</text:p>
      <text:p text:style-name="Normal"><text:s text:c="9"/><text:span text:style-name="T95">▼</text:span></text:p>
      <text:p text:style-name="Normal">[OpenObserve Backend] <text:s/>← Stores metrics, logs, traces</text:p>
      <text:p text:style-name="Normal"><text:s text:c="9"/>│</text:p>
      <text:p text:style-name="Normal"><text:s text:c="9"/><text:span text:style-name="T96">▼</text:span></text:p>
      <text:p text:style-name="Normal">[OpenObserve UI / Grafana] <text:s/>← Query, visualize, dashboards</text:p>
      <text:p text:style-name="Normal"><text:s text:c="9"/>│</text:p>
      <text:p text:style-name="Normal"><text:s text:c="9"/><text:span text:style-name="T97">▼</text:span></text:p>
      <text:p text:style-name="Normal">[Alerts &amp; Notifications] <text:s/>← Thresholds, anomalies, SLA violations</text:p>
      <text:p text:style-name="Normal"><text:span text:style-name="T98">Notes:</text:span></text:p>
      <text:list text:style-name="LFO10" text:continue-numbering="true">
        <text:list-item>
          <text:p text:style-name="P99"><text:span text:style-name="T100">Instrumentation → Collector → Backend → Visualization → Alerts</text:span><text:s/>is the<text:s/><text:span text:style-name="T101">standard observability pipeline</text:span>.</text:p>
        </text:list-item>
        <text:list-item>
          <text:p text:style-name="P102">eBPF is optional but gives<text:s/><text:span text:style-name="T103">automatic instrumentation</text:span><text:s/>without code changes.</text:p>
        </text:list-item>
        <text:list-item>
          <text:p text:style-name="P104">OpenObserve handles<text:s/><text:span text:style-name="T105">storage + visualization</text:span>, not instrumentation.</text:p>
        </text:list-item>
      </text:list>
      <text:p text:style-name="Normal"><draw:custom-shape svg:x="0in" svg:y="0in" svg:width="45.51042in" svg:height="0.00139in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6">Problem Statement: Deploying a Fully Observed Java Application on Kubernetes with SigNoz</text:p>
      <text:p text:style-name="Normal"><text:span text:style-name="T107">Objective:</text:span><text:line-break/>Set up a<text:s/><text:span text:style-name="T108">Java application</text:span><text:s/>(helloworld.jar) in Kubernetes with<text:s/><text:span text:style-name="T109">automatic observability</text:span><text:s/>(traces, metrics, logs) using<text:s/><text:span text:style-name="T110">OpenTelemetry</text:span><text:s/>and<text:s/><text:span text:style-name="T111">SigNoz</text:span>,<text:s/><text:span text:style-name="T112">without modifying the application code</text:span>. Ensure the Kubernetes cluster uses<text:s/><text:span text:style-name="T113">Calico networking</text:span><text:s/>only.</text:p>
      <text:p text:style-name="Normal"><draw:custom-shape svg:x="0in" svg:y="0in" svg:width="45.51042in" svg:height="0.00139in" draw:z-index="0" draw:id="id7" draw:style-name="a7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114">Requirements / Goals</text:p>
      <text:list text:style-name="LFO11" text:continue-numbering="true">
        <text:list-item>
          <text:p text:style-name="P115"><text:span text:style-name="T116">Java Application Deployment</text:span></text:p>
          <text:list text:continue-numbering="true">
            <text:list-item>
              <text:p text:style-name="P117">Deploy helloworld.jar as a Kubernetes pod.</text:p>
            </text:list-item>
            <text:list-item>
              <text:p text:style-name="P118">Enable<text:s/><text:span text:style-name="T119">auto-instrumentation</text:span><text:s/>using the<text:s/><text:span text:style-name="T120">OpenTelemetry Java agent</text:span>.</text:p>
            </text:list-item>
            <text:list-item>
              <text:p text:style-name="P121">Configure environment variables for OTLP export to SigNoz collector.</text:p>
            </text:list-item>
          </text:list>
        </text:list-item>
        <text:list-item>
          <text:p text:style-name="P122"><text:span text:style-name="T123">Observability Stack</text:span></text:p>
          <text:list text:continue-numbering="true">
            <text:list-item>
              <text:p text:style-name="P124">Deploy<text:s/><text:span text:style-name="T125">SigNoz</text:span><text:s/>components via Kubernetes:</text:p>
              <text:list text:continue-numbering="true">
                <text:list-item>
                  <text:p text:style-name="P126"><text:span text:style-name="T127">SigNoz Collector (OpenTelemetry)</text:span></text:p>
                </text:list-item>
                <text:list-item>
                  <text:p text:style-name="P128"><text:span text:style-name="T129">ClickHouse</text:span><text:s/>for trace storage</text:p>
                </text:list-item>
                <text:list-item>
                  <text:p text:style-name="P130"><text:span text:style-name="T131">SigNoz UI</text:span><text:s/>for dashboards</text:p>
                </text:list-item>
                <text:list-item>
                  <text:p text:style-name="P132"><text:span text:style-name="T133">Schema Migrators</text:span></text:p>
                </text:list-item>
              </text:list>
            </text:list-item>
            <text:list-item>
              <text:p text:style-name="P134">Ensure<text:s/><text:span text:style-name="T135">traces, metrics, and logs</text:span><text:s/>from the Java app flow to SigNoz.</text:p>
            </text:list-item>
          </text:list>
        </text:list-item>
        <text:list-item>
          <text:p text:style-name="P136"><text:span text:style-name="T137">Networking</text:span></text:p>
          <text:list text:continue-numbering="true">
            <text:list-item>
              <text:p text:style-name="P138">Remove<text:s/><text:span text:style-name="T139">Multus CNI</text:span><text:s/>because it caused pod sandbox failures.</text:p>
            </text:list-item>
            <text:list-item>
              <text:p text:style-name="P140">Ensure the cluster defaults to<text:s/><text:span text:style-name="T141">Calico networking</text:span>.</text:p>
            </text:list-item>
            <text:list-item>
              <text:p text:style-name="P142">Pods should initialize successfully using Calico.</text:p>
            </text:list-item>
          </text:list>
        </text:list-item>
        <text:list-item>
          <text:p text:style-name="P143"><text:span text:style-name="T144">Container Image</text:span></text:p>
          <text:list text:continue-numbering="true">
            <text:list-item>
              <text:p text:style-name="P145">Build a<text:s/><text:span text:style-name="T146">custom Docker image</text:span><text:s/>of the Java app (helloworld.jar) with no code changes.</text:p>
            </text:list-item>
            <text:list-item>
              <text:p text:style-name="P147">Use an<text:s/><text:span text:style-name="T148">init container</text:span><text:s/>to download the OpenTelemetry Java agent.</text:p>
            </text:list-item>
          </text:list>
        </text:list-item>
        <text:list-item>
          <text:p text:style-name="P149"><text:span text:style-name="T150">Deployment Verification</text:span></text:p>
          <text:list text:continue-numbering="true">
            <text:list-item>
              <text:p text:style-name="P151">Pods should<text:s/><text:span text:style-name="T152">start without CrashLoopBackOff</text:span>.</text:p>
            </text:list-item>
            <text:list-item>
              <text:p text:style-name="P153">The Java app should<text:s/><text:span text:style-name="T154">run and send telemetry</text:span><text:s/>to SigNoz.</text:p>
            </text:list-item>
            <text:list-item>
              <text:p text:style-name="P155">SigNoz UI should display<text:s/><text:span text:style-name="T156">traces and metrics</text:span>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04T07:42:00Z</meta:creation-date>
    <dc:date>2026-02-04T12:54:00Z</dc:date>
    <meta:template xlink:href="Normal.dotm" xlink:type="simple"/>
    <meta:editing-cycles>4</meta:editing-cycles>
    <meta:editing-duration>PT18360S</meta:editing-duration>
    <meta:document-statistic meta:page-count="1" meta:paragraph-count="117" meta:word-count="612" meta:character-count="4477" meta:row-count="124" meta:non-whitespace-character-count="3982"/>
  </office:meta>
</office:document-meta>
</file>